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hanga One" svg:font-family="'Changa On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S Gothic" svg:font-family="'MS Gothic'" style:font-pitch="variable"/>
    <style:font-face style:name="Magneto" svg:font-family="Magneto" style:font-family-generic="decorative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ffffff" loext:opacity="100%" style:font-name="Changa One" fo:font-size="44pt" fo:font-weight="bold" officeooo:rsid="00033521" officeooo:paragraph-rsid="00033521" style:font-size-asian="44pt" style:font-weight-asian="bold" style:font-size-complex="44pt" style:font-weight-complex="bold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 draw:secondary-fill-color="#d4ea6b" draw:opacity="100%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fo:color="#2a6099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svg:stroke-color="#000000" draw:fill="none" draw:fill-color="#ffffff" fo:min-height="5.00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41cm" svg:stroke-color="#000000" draw:marker-start-width="0.413cm" draw:marker-end-width="0.413cm" draw:fill-color="#000000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053cm" svg:stroke-color="#808080" draw:marker-start="" draw:marker-start-width="0.34cm" draw:marker-start-center="false" draw:marker-end="" draw:marker-end-width="0.34cm" draw:marker-end-center="false" draw:stroke-linejoin="miter" draw:fill="solid" draw:fill-color="#ffffff" draw:secondary-fill-color="#d4ea6b" draw:opacity="100%" draw:textarea-horizontal-align="center" draw:textarea-vertical-align="middle" draw:auto-grow-height="false" draw:fit-to-size="false" style:shrink-to-fit="false" fo:min-height="0.732cm" fo:min-width="11.583cm" fo:padding-top="0.143cm" fo:padding-bottom="0.143cm" fo:padding-left="0.263cm" fo:padding-right="0.263cm" fo:wrap-option="wrap" draw:shadow="hidden" draw:shadow-offset-x="0.071cm" draw:shadow-offset-y="0.071cm" draw:shadow-color="#808080" draw:shadow-opacity="100%" style:run-through="foreground" style:wrap="run-through" style:number-wrapped-paragraphs="no-limit" style:vertical-pos="from-top" style:vertical-rel="paragraph-content" style:horizontal-pos="from-left" style:horizontal-rel="paragraph-content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line text:anchor-type="paragraph" draw:z-index="1" draw:name="Ligne 1" draw:style-name="gr2" draw:text-style-name="P3" svg:x1="8.754cm" svg:y1="-1.93cm" svg:x2="8.754cm" svg:y2="0.123cm"><text:p/></draw:line><draw:line text:anchor-type="paragraph" draw:z-index="2" draw:name="Ligne 3" draw:style-name="gr3" draw:text-style-name="P3" svg:x1="-1.18cm" svg:y1="2.014cm" svg:x2="18.039cm" svg:y2="1.958cm"><text:p/></draw:line><draw:line text:anchor-type="paragraph" draw:z-index="3" draw:name="Ligne 4" draw:style-name="gr2" draw:text-style-name="P3" svg:x1="4.012cm" svg:y1="3cm" svg:x2="3.956cm" svg:y2="24.054cm"><text:p/></draw:line><draw:custom-shape text:anchor-type="paragraph" draw:z-index="0" draw:name="Simple 1" draw:style-name="gr4" draw:text-style-name="P5" svg:width="12.108cm" svg:height="1.017cm" svg:x="1.812cm" svg:y="0.434cm"><text:p text:style-name="P4"><text:span text:style-name="T1">MANOAH MPAH</text:span></text:p><draw:enhanced-geometry svg:viewBox="0 0 21600 21600" draw:mirror-horizontal="false" draw:mirror-vertical="false" draw:extrusion="false" draw:extrusion-depth="1cm 0" draw:extrusion-viewpoint="(3.472cm -3.472cm 25cm)" draw:extrusion-origin="0.5 -0.5" draw:extrusion-skew="50 -135" dr3d:projection="perspective" draw:extrusion-first-light-direction="(50000 -50000 10000)" draw:extrusion-second-light-direction="(-50000 0 10000)" dr3d:shade-mode="flat" draw:extrusion-metal="false" draw:extrusion-specularity="0%" draw:extrusion-diffusion="0%" draw:extrusion-color="true" draw:text-areas="0 0 21600 21600" draw:text-path="true" draw:text-path-mode="shape" draw:text-path-scale="path" draw:text-path-same-letter-heights="false" draw:type="fontwork-plain-text" draw:modifiers="10800" draw:enhanced-path="M ?f3 0 L ?f5 0 N M ?f6 21600 L ?f7 21600 N"><draw:equation draw:name="f0" draw:formula="$0 -10800"/><draw:equation draw:name="f1" draw:formula="?f0 *2"/><draw:equation draw:name="f2" draw:formula="abs(?f1 )"/><draw:equation draw:name="f3" draw:formula="if(?f1 ,0,?f2 )"/><draw:equation draw:name="f4" draw:formula="21600-?f2 "/><draw:equation draw:name="f5" draw:formula="if(?f1 ,?f4 ,21600)"/><draw:equation draw:name="f6" draw:formula="if(?f1 ,?f2 ,0)"/><draw:equation draw:name="f7" draw:formula="if(?f1 ,21600,?f4 )"/><draw:handle draw:handle-position="$0 21600" draw:handle-range-x-minimum="6629" draw:handle-range-x-maximum="14971"/></draw:enhanced-geometry></draw:custom-shape><draw:frame text:anchor-type="paragraph" draw:z-index="4" draw:name="Cadre de texte 1" draw:style-name="gr1" draw:text-style-name="P2" svg:width="12.501cm" svg:height="5.001cm" svg:x="5.147cm" svg:y="2.999cm"><draw:text-box><text:p/></draw:text-box></draw:frame>M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hanga One" svg:font-family="'Changa One'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S Gothic" svg:font-family="'MS Gothic'" style:font-pitch="variable"/>
    <style:font-face style:name="Magneto" svg:font-family="Magneto" style:font-family-generic="decorative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oto Sans" svg:font-family="'Noto Sans'" style:font-family-generic="swiss" style:font-pitch="variable"/>
    <style:font-face style:name="Tahoma" svg:font-family="Tahoma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29T19:43:36.562000000</meta:creation-date>
    <dc:date>2021-12-29T20:01:21.298000000</dc:date>
    <meta:editing-duration>PT7M22S</meta:editing-duration>
    <meta:editing-cycles>1</meta:editing-cycles>
    <meta:generator>LibreOffice/7.2.2.2$Windows_X86_64 LibreOffice_project/02b2acce88a210515b4a5bb2e46cbfb63fe97d56</meta:generator>
    <meta:document-statistic meta:table-count="0" meta:image-count="0" meta:object-count="0" meta:page-count="1" meta:paragraph-count="1" meta:word-count="1" meta:character-count="1" meta:non-whitespace-character-count="1"/>
  </office:meta>
</office:document-meta>
</file>